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JarDescriptorHandler.insertEJBRefsInEJBJar( Document document , EJBInfo ejbInfo , String ejbLinkValue , List ejb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JBJarDescriptorHandler.findEjbRefInsertPoint( Elemen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JarDescriptorHandler.assemble( Document document , EJBInfo ejbInfo , String ejbLink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JBJarDescriptorHandler.findEjbLocalRefInsertPoint( Elem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JBJarDescriptorHandler.insertEJBLocalRefInEJBJar( Element ejb , EJBInfo ei , String ejbLinkValue , Document ejb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JBJarDescriptorHandl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DescriptorHandler.insertEJBRefInEJBJar( Element ejb , EJBInfo ei , String ejbLinkValue , Document ejb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JBJarDescriptorHandler.EJBJarDescript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